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draw:stroke="dash" draw:stroke-dash="_32__20_Dots_20_1_20_Dash" svg:stroke-color="#666666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494cm" svg:y1="18.85cm" svg:x2="3.494cm" svg:y2="1.578cm">
          <text:p/>
        </draw:line>
        <draw:line draw:style-name="gr1" draw:text-style-name="P1" draw:layer="layout" svg:x1="3.494cm" svg:y1="18.85cm" svg:x2="26.1cm" svg:y2="18.85cm">
          <text:p/>
        </draw:line>
        <draw:frame draw:style-name="gr2" draw:text-style-name="P2" draw:layer="layout" svg:width="3.967cm" svg:height="1.761cm" svg:x="3.64cm" svg:y="1.17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547cm" svg:height="1.526cm" svg:x="24.653cm" svg:y="17.15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path draw:style-name="gr1" draw:text-style-name="P1" draw:layer="layout" svg:width="18.251cm" svg:height="2.161cm" draw:transform="skewX (0.0738274273593602) rotate (0.746302788152775) translate (7.04259483751814cm 17.6290111164146cm)" svg:viewBox="0 0 18252 2162" svg:d="M0 316c1455-100 2716 730 4062 1107 1348 378 2803 753 4193 417 1177-285 2431-217 3566 221 1032 398 1960-506 2949-660 1180-183 1193-2178 2613-1066l869 181">
          <text:p/>
        </draw:path>
        <draw:line draw:style-name="gr3" draw:text-style-name="P1" draw:layer="layout" svg:x1="3.494cm" svg:y1="4.457cm" svg:x2="25.735cm" svg:y2="4.457cm">
          <text:p/>
        </draw:line>
        <draw:frame draw:style-name="gr2" draw:text-style-name="P2" draw:layer="layout" svg:width="1.128cm" svg:height="1.342cm" svg:x="2.112cm" svg:y="3.79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" draw:text-style-name="P1" draw:layer="layout" svg:x1="7.304cm" svg:y1="18.85cm" svg:x2="7.304cm" svg:y2="19.358cm">
          <text:p/>
        </draw:line>
        <draw:line draw:style-name="gr1" draw:text-style-name="P1" draw:layer="layout" svg:x1="10.304cm" svg:y1="18.896cm" svg:x2="10.304cm" svg:y2="19.404cm">
          <text:p/>
        </draw:line>
        <draw:line draw:style-name="gr1" draw:text-style-name="P1" draw:layer="layout" svg:x1="14.592cm" svg:y1="18.85cm" svg:x2="14.592cm" svg:y2="19.358cm">
          <text:p/>
        </draw:line>
        <draw:line draw:style-name="gr1" draw:text-style-name="P1" draw:layer="layout" svg:x1="20.304cm" svg:y1="18.85cm" svg:x2="20.304cm" svg:y2="19.358cm">
          <text:p/>
        </draw:line>
        <draw:frame draw:style-name="gr2" draw:text-style-name="P2" draw:layer="layout" svg:width="1.684cm" svg:height="1.055cm" svg:x="1.9cm" svg:y="17.31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1.694cm" svg:height="1.055cm" svg:x="1.9cm" svg:y="15.7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1.547cm" svg:height="1.055cm" svg:x="2.054cm" svg:y="12.29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1.87cm" svg:height="1.055cm" svg:x="1.672cm" svg:y="5.24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2" draw:layer="layout" svg:width="1.705cm" svg:height="0.255cm" svg:x="16.842cm" svg:y="19.66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" draw:layer="layout" svg:width="1.705cm" svg:height="0.255cm" svg:x="11.442cm" svg:y="19.663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4" draw:text-style-name="P3" draw:layer="layout" svg:width="0.572cm" svg:height="0.508cm" svg:x="7.04cm" svg:y="17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72cm" svg:height="0.508cm" svg:x="10.041cm" svg:y="15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72cm" svg:height="0.508cm" svg:x="14.442cm" svg:y="12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72cm" svg:height="0.508cm" svg:x="20.243cm" svg:y="5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74cm" svg:height="1.342cm" svg:x="1.812cm" svg:y="18.29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1.869cm" svg:height="1.34cm" svg:x="6.513cm" svg:y="19.30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2" draw:layer="layout" svg:width="1.889cm" svg:height="1.34cm" svg:x="9.398cm" svg:y="19.48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2" draw:layer="layout" svg:width="1.788cm" svg:height="1.34cm" svg:x="13.706cm" svg:y="19.33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1.993cm" svg:height="1.34cm" svg:x="19.597cm" svg:y="19.33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3" draw:text-style-name="P1" draw:layer="layout" svg:x1="7.304cm" svg:y1="18.85cm" svg:x2="7.304cm" svg:y2="17.988cm">
          <text:p/>
        </draw:line>
        <draw:line draw:style-name="gr3" draw:text-style-name="P1" draw:layer="layout" svg:x1="10.304cm" svg:y1="18.919cm" svg:x2="10.352cm" svg:y2="16.489cm">
          <text:p/>
        </draw:line>
        <draw:line draw:style-name="gr3" draw:text-style-name="P1" draw:layer="layout" svg:x1="14.58cm" svg:y1="18.804cm" svg:x2="14.67cm" svg:y2="13.09cm">
          <text:p/>
        </draw:line>
        <draw:line draw:style-name="gr3" draw:text-style-name="P1" draw:layer="layout" svg:x1="20.256cm" svg:y1="18.789cm" svg:x2="20.508cm" svg:y2="5.991cm">
          <text:p/>
        </draw:line>
        <draw:line draw:style-name="gr3" draw:text-style-name="P1" draw:layer="layout" svg:x1="3.681cm" svg:y1="17.834cm" svg:x2="7.04cm" svg:y2="17.834cm">
          <text:p/>
        </draw:line>
        <draw:line draw:style-name="gr3" draw:text-style-name="P1" draw:layer="layout" svg:x1="3.531cm" svg:y1="16.234cm" svg:x2="9.961cm" svg:y2="16.234cm">
          <text:p/>
        </draw:line>
        <draw:line draw:style-name="gr3" draw:text-style-name="P1" draw:layer="layout" svg:x1="3.494cm" svg:y1="12.834cm" svg:x2="14.546cm" svg:y2="12.834cm">
          <text:p/>
        </draw:line>
        <draw:line draw:style-name="gr3" draw:text-style-name="P1" draw:layer="layout" svg:x1="3.635cm" svg:y1="5.734cm" svg:x2="20.32cm" svg:y2="5.734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elo Ruas</meta:initial-creator>
    <meta:creation-date>2017-01-16T05:18:51.621003406</meta:creation-date>
    <dc:date>2017-01-16T12:27:30.560945596</dc:date>
    <meta:editing-duration>PT21M51S</meta:editing-duration>
    <meta:editing-cycles>7</meta:editing-cycles>
    <meta:generator>LibreOffice/5.1.4.2$Linux_X86_64 LibreOffice_project/10m0$Build-2</meta:generator>
    <meta:document-statistic meta:object-count="57"/>
  </office:meta>
</office:document-meta>
</file>

<file path=Object 1/content.xml><?xml version="1.0" encoding="utf-8"?>
<math xmlns="http://www.w3.org/1998/Math/MathML" display="block">
  <semantics>
    <mrow>
      <mover accent="true">
        <msub>
          <mi>F</mi>
          <msub>
            <mi>y</mi>
            <mi>t</mi>
          </msub>
        </msub>
        <mo stretchy="false">^</mo>
      </mover>
      <mrow>
        <mo fence="true" stretchy="false">(</mo>
        <mrow>
          <msub>
            <mi>y</mi>
            <mi>t</mi>
          </msub>
        </mrow>
        <mo fence="true" stretchy="false">)</mo>
      </mrow>
    </mrow>
    <annotation encoding="StarMath 5.0">hat {F} _{ y_t }( y_t )</annotation>
  </semantics>
</math>
</file>

<file path=Object 10/content.xml><?xml version="1.0" encoding="utf-8"?>
<math xmlns="http://www.w3.org/1998/Math/MathML" display="block">
  <semantics>
    <mn>0</mn>
    <annotation encoding="StarMath 5.0">0</annotation>
  </semantics>
</math>
</file>

<file path=Object 11/content.xml><?xml version="1.0" encoding="utf-8"?>
<math xmlns="http://www.w3.org/1998/Math/MathML" display="block">
  <semantics>
    <msup>
      <mi>q</mi>
      <msub>
        <mi mathvariant="normal">α</mi>
        <mn>1</mn>
      </msub>
    </msup>
    <annotation encoding="StarMath 5.0">q^{%alpha_1}</annotation>
  </semantics>
</math>
</file>

<file path=Object 12/content.xml><?xml version="1.0" encoding="utf-8"?>
<math xmlns="http://www.w3.org/1998/Math/MathML" display="block">
  <semantics>
    <msup>
      <mi>q</mi>
      <msub>
        <mi mathvariant="normal">α</mi>
        <mn>2</mn>
      </msub>
    </msup>
    <annotation encoding="StarMath 5.0">q^{%alpha_2}</annotation>
  </semantics>
</math>
</file>

<file path=Object 13/content.xml><?xml version="1.0" encoding="utf-8"?>
<math xmlns="http://www.w3.org/1998/Math/MathML" display="block">
  <semantics>
    <msup>
      <mi>q</mi>
      <msub>
        <mi mathvariant="normal">α</mi>
        <mi>i</mi>
      </msub>
    </msup>
    <annotation encoding="StarMath 5.0">q^{%alpha_i}</annotation>
  </semantics>
</math>
</file>

<file path=Object 14/content.xml><?xml version="1.0" encoding="utf-8"?>
<math xmlns="http://www.w3.org/1998/Math/MathML" display="block">
  <semantics>
    <msup>
      <mi>q</mi>
      <msub>
        <mi mathvariant="normal">α</mi>
        <mi>Q</mi>
      </msub>
    </msup>
    <annotation encoding="StarMath 5.0">q^{%alpha_Q}</annotation>
  </semantics>
</math>
</file>

<file path=Object 2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3/content.xml><?xml version="1.0" encoding="utf-8"?>
<math xmlns="http://www.w3.org/1998/Math/MathML" display="block">
  <semantics>
    <mn>1</mn>
    <annotation encoding="StarMath 5.0">1</annotation>
  </semantics>
</math>
</file>

<file path=Object 4/content.xml><?xml version="1.0" encoding="utf-8"?>
<math xmlns="http://www.w3.org/1998/Math/MathML" display="block">
  <semantics>
    <msub>
      <mi mathvariant="normal">α</mi>
      <mn>1</mn>
    </msub>
    <annotation encoding="StarMath 5.0">%alpha_1</annotation>
  </semantics>
</math>
</file>

<file path=Object 5/content.xml><?xml version="1.0" encoding="utf-8"?>
<math xmlns="http://www.w3.org/1998/Math/MathML" display="block">
  <semantics>
    <msub>
      <mi mathvariant="normal">α</mi>
      <mn>2</mn>
    </msub>
    <annotation encoding="StarMath 5.0">%alpha_2</annotation>
  </semantics>
</math>
</file>

<file path=Object 6/content.xml><?xml version="1.0" encoding="utf-8"?>
<math xmlns="http://www.w3.org/1998/Math/MathML" display="block">
  <semantics>
    <msub>
      <mi mathvariant="normal">α</mi>
      <mi>i</mi>
    </msub>
    <annotation encoding="StarMath 5.0">%alpha_i</annotation>
  </semantics>
</math>
</file>

<file path=Object 7/content.xml><?xml version="1.0" encoding="utf-8"?>
<math xmlns="http://www.w3.org/1998/Math/MathML" display="block">
  <semantics>
    <msub>
      <mi mathvariant="normal">α</mi>
      <mi>Q</mi>
    </msub>
    <annotation encoding="StarMath 5.0">%alpha_Q</annotation>
  </semantics>
</math>
</file>

<file path=Object 8/content.xml><?xml version="1.0" encoding="utf-8"?>
<math xmlns="http://www.w3.org/1998/Math/MathML" display="block">
  <semantics>
    <mo stretchy="false">⋯</mo>
    <annotation encoding="StarMath 5.0">dotsaxis</annotation>
  </semantics>
</math>
</file>

<file path=Object 9/content.xml><?xml version="1.0" encoding="utf-8"?>
<math xmlns="http://www.w3.org/1998/Math/MathML" display="block">
  <semantics>
    <mo stretchy="false">⋯</mo>
    <annotation encoding="StarMath 5.0">dotsaxis </annotation>
  </semantics>
</math>
</file>